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ndnote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officeooo:rsid="0013fe07" officeooo:paragraph-rsid="0013fe07"/>
    </style:style>
    <style:style style:name="P3" style:family="paragraph" style:parent-style-name="Standard">
      <style:paragraph-properties fo:text-align="start" style:justify-single-word="false"/>
      <style:text-properties officeooo:rsid="0013fe07" officeooo:paragraph-rsid="0013fe0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3fe07" officeooo:paragraph-rsid="0013fe07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3fe07" officeooo:paragraph-rsid="001424d8"/>
    </style:style>
    <style:style style:name="P6" style:family="paragraph" style:parent-style-name="Footnote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424d8" officeooo:paragraph-rsid="001424d8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633ac" officeooo:paragraph-rsid="001633ac"/>
    </style:style>
    <style:style style:name="T1" style:family="text">
      <style:text-properties officeooo:rsid="00142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riáveis e declaração global</text:p>
      <text:p text:style-name="P3"/>
      <text:p text:style-name="P4"><text:tab/>Podemos definir uma variável usando os comandos --nome da função : o que a função faz(cor, formato da fonte)</text:p>
      <text:p text:style-name="P4"/>
      <text:p text:style-name="P4"><text:tab/>Declaração global: Serve para definirmos que todas as variáveis escritas ali dentro, servem para todos os contextos. Por exemplo, se definirmos que a fonte Android teus, terá como fontes padrões, “Arial”, “Sans-Serif”, todas as vezes que nós usarmos a fonte Android, ela usará essas fontes</text:p>
      <text:p text:style-name="P4"/>
      <text:p text:style-name="P4"><text:tab/><text:span text:style-name="T1">Para definirmos o escopo global, precisamos usar os dois pontos e escrever a palavra Root. Por exemplo:</text:span></text:p>
      <text:p text:style-name="P4"/>
      <text:p text:style-name="P5"><text:tab/>:<text:span text:style-name="T1">Root{</text:span></text:p>
      <text:p text:style-name="P5"/>
      <text:p text:style-name="P7"><text:tab/>}</text:p>
      <text:p text:style-name="P7"/>
      <text:p text:style-name="P7"/>
      <text:p text:style-name="P8">Podemos também, Inserir um seletor global, em vez de ficarmos escrevendo h1, p, h2, etc, podemos simplesmente, escrever *{</text:p>
      <text:p text:style-name="P8">}, e as configurações dentro dele, serão validas para todos os tex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9:53:42.633000000</meta:creation-date>
    <dc:date>2022-09-27T20:26:16.206000000</dc:date>
    <meta:editing-duration>PT29M28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119" meta:character-count="732" meta:non-whitespace-character-count="617"/>
  </office:meta>
</office:document-meta>
</file>